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center" style:justify-single-word="false"/>
      <style:text-properties fo:font-size="18pt" fo:font-weight="bold" officeooo:rsid="00014428" officeooo:paragraph-rsid="0006d8e9" style:font-size-asian="18pt" style:font-weight-asian="bold" style:font-size-complex="18pt" style:font-weight-complex="bold"/>
    </style:style>
    <style:style style:name="P2" style:family="paragraph" style:parent-style-name="Standard">
      <style:paragraph-properties fo:text-align="start" style:justify-single-word="false"/>
      <style:text-properties fo:font-size="16pt" fo:font-style="italic" fo:font-weight="normal" officeooo:rsid="0006d8e9" officeooo:paragraph-rsid="0006d8e9" style:font-size-asian="14pt" style:font-style-asian="italic" style:font-weight-asian="normal" style:font-size-complex="16pt" style:font-style-complex="italic" style:font-weight-complex="normal"/>
    </style:style>
    <style:style style:name="P3" style:family="paragraph" style:parent-style-name="Standard">
      <style:paragraph-properties fo:text-align="start" style:justify-single-word="false"/>
      <style:text-properties fo:font-size="16pt" fo:language="en" fo:country="US" fo:font-style="italic" fo:font-weight="normal" officeooo:rsid="0006d8e9" officeooo:paragraph-rsid="0006d8e9" style:font-size-asian="14pt" style:font-style-asian="italic" style:font-weight-asian="normal" style:font-size-complex="16pt" style:font-style-complex="italic" style:font-weight-complex="normal"/>
    </style:style>
    <style:style style:name="T1" style:family="text">
      <style:text-properties fo:font-size="14pt" fo:font-style="normal" style:font-size-asian="12.25pt" style:font-style-asian="normal" style:font-size-complex="14pt" style:font-style-complex="normal"/>
    </style:style>
    <style:style style:name="T2" style:family="text">
      <style:text-properties fo:font-size="14pt" fo:language="en" fo:country="US" fo:font-style="normal" style:font-size-asian="12.25pt" style:font-style-asian="normal" style:font-size-complex="14pt" style:font-style-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oursera Capstone Assignement</text:p>
      <text:p text:style-name="P1"/>
      <text:p text:style-name="P2">Data :</text:p>
      <text:p text:style-name="P2"><text:tab/></text:p>
      <text:p text:style-name="P2"><text:tab/><text:span text:style-name="T1">The main data requirements of this particular project are a list of all the various cities of the Los Angeles greater metropolitan area and their location and a list of all ( or most ) of the venues </text:span><text:span text:style-name="T2">in</text:span><text:span text:style-name="T1"> each location.</text:span></text:p>
      <text:p text:style-name="P3"><text:span text:style-name="T1"/></text:p>
      <text:p text:style-name="P3"><text:span text:style-name="T1"><text:tab/>The data regarding the venues was extracted from the Foursquare dev API. I shall use data regarding all venues in a city and not just coffee shops, as there can be other factors that could influence the best location. Perhaps an area has no competition and in theory would make a great location, however after checking the data we can see that this particular location is a nature reserve so putting a coffee shop there would not only be quite unreasonable, but also pretty much impossible. Besides, the data Foursquare provides is easy to work with and quite comprehensive. </text:span></text:p>
      <text:p text:style-name="P3"><text:span text:style-name="T1"/></text:p>
      <text:p text:style-name="P3"><text:span text:style-name="T1"><text:tab/>The data regarding the cities in LA is taken from a archive of the USPS at <text:s/></text:span><text:a xlink:type="simple" xlink:href="https://simplemaps.com/data/us-zips" text:style-name="Internet_20_link" text:visited-style-name="Visited_20_Internet_20_Link"><text:span text:style-name="T1">https://simplemaps.com/data/us-zips</text:span></text:a><text:span text:style-name="T1">. This contains data of the USPS zip codes(along with location data long-lat for each), but it has to be sifted for relevant information. As such a .csv file was uploaded to Github <text:s/>for ease of use and then retrieved from there into the project notebook. The data was then scrubbed as the initial .csv file holds the zips from everywhere inside the US along with some extra columns that are not necessary for this particular project. The data that was kept was data about city name, zip code, longitude and latitude and the population numbers( population data can be used to get a feeling on what kind of profit a certain area might bring ).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o" fo:country="RO"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ro" fo:country="RO"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29T14:08:05.681415205</meta:creation-date>
    <dc:date>2019-09-29T14:21:20.973987462</dc:date>
    <meta:editing-duration>PT45S</meta:editing-duration>
    <meta:editing-cycles>1</meta:editing-cycles>
    <meta:document-statistic meta:table-count="0" meta:image-count="0" meta:object-count="0" meta:page-count="1" meta:paragraph-count="6" meta:word-count="277" meta:character-count="1583" meta:non-whitespace-character-count="1303"/>
    <meta:generator>LibreOffice/5.1.6.2$Linux_X86_64 LibreOffice_project/10m0$Build-2</meta:generator>
  </office:meta>
</office:document-meta>
</file>